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centroid_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input/data/memetest10pic/_Bubo__20230315T215620/0.jpg</text:p>
          </table:table-cell>
          <table:table-cell office:value-type="string" calcext:value-type="string">
            <text:p>Pattern 0</text:p>
          </table:table-cell>
          <table:table-cell office:value-type="float" office:value="0.807595943392136" calcext:value-type="float">
            <text:p>0.807595943392136</text:p>
          </table:table-cell>
          <table:table-cell office:value-type="float" office:value="0.409813694202052" calcext:value-type="float">
            <text:p>0.409813694202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witter.com/_Bubo_/status/1636124193803698178</text:p>
          </table:table-cell>
        </table:table-row>
        <table:table-row table:style-name="ro1">
          <table:table-cell office:value-type="string" calcext:value-type="string">
            <text:p>input/data/memetest10pic/_iamjabir__20230409T222356/0.jpg</text:p>
          </table:table-cell>
          <table:table-cell office:value-type="string" calcext:value-type="string">
            <text:p>Pattern 1</text:p>
          </table:table-cell>
          <table:table-cell office:value-type="float" office:value="0.800317046093619" calcext:value-type="float">
            <text:p>0.800317046093619</text:p>
          </table:table-cell>
          <table:table-cell office:value-type="float" office:value="0.0592664206996509" calcext:value-type="float">
            <text:p>0.0592664206996509</text:p>
          </table:table-cell>
          <table:table-cell office:value-type="float" office:value="0.257263341419382" calcext:value-type="float">
            <text:p>0.257263341419382</text:p>
          </table:table-cell>
          <table:table-cell office:value-type="string" calcext:value-type="string">
            <text:p>https://twitter.com/_iamjabir_/status/1645190836114849794</text:p>
          </table:table-cell>
        </table:table-row>
        <table:table-row table:style-name="ro1">
          <table:table-cell office:value-type="string" calcext:value-type="string">
            <text:p>input/data/memetest10pic/_joonpiter__20200330T013009/0.jpg</text:p>
          </table:table-cell>
          <table:table-cell office:value-type="string" calcext:value-type="string">
            <text:p>Pattern 1</text:p>
          </table:table-cell>
          <table:table-cell office:value-type="float" office:value="0.78962025667329" calcext:value-type="float">
            <text:p>0.78962025667329</text:p>
          </table:table-cell>
          <table:table-cell office:value-type="float" office:value="0" calcext:value-type="float">
            <text:p>0</text:p>
          </table:table-cell>
          <table:table-cell office:value-type="float" office:value="0.637972037277422" calcext:value-type="float">
            <text:p>0.637972037277422</text:p>
          </table:table-cell>
          <table:table-cell office:value-type="string" calcext:value-type="string">
            <text:p>https://twitter.com/lobivampires_/status/1620315446317821952</text:p>
          </table:table-cell>
        </table:table-row>
        <table:table-row table:style-name="ro1">
          <table:table-cell office:value-type="string" calcext:value-type="string">
            <text:p>input/data/memetest10pic/_joonpiter__20200330T013009/1.jpg</text:p>
          </table:table-cell>
          <table:table-cell office:value-type="string" calcext:value-type="string">
            <text:p>Pattern 0</text:p>
          </table:table-cell>
          <table:table-cell office:value-type="float" office:value="0.843068210066857" calcext:value-type="float">
            <text:p>0.843068210066857</text:p>
          </table:table-cell>
          <table:table-cell office:value-type="float" office:value="1" calcext:value-type="float">
            <text:p>1</text:p>
          </table:table-cell>
          <table:table-cell office:value-type="float" office:value="0.10774789742888" calcext:value-type="float">
            <text:p>0.10774789742888</text:p>
          </table:table-cell>
          <table:table-cell office:value-type="string" calcext:value-type="string">
            <text:p>https://twitter.com/lobivampires_/status/1620315446317821952</text:p>
          </table:table-cell>
        </table:table-row>
        <table:table-row table:style-name="ro1">
          <table:table-cell office:value-type="string" calcext:value-type="string">
            <text:p>input/data/memetest10pic/_LINEFRIENDS_20230323T030130/0.jpg</text:p>
          </table:table-cell>
          <table:table-cell office:value-type="string" calcext:value-type="string">
            <text:p>Pattern 0</text:p>
          </table:table-cell>
          <table:table-cell office:value-type="float" office:value="0.761487204142606" calcext:value-type="float">
            <text:p>0.761487204142606</text:p>
          </table:table-cell>
          <table:table-cell office:value-type="float" office:value="0.545045705386674" calcext:value-type="float">
            <text:p>0.545045705386674</text:p>
          </table:table-cell>
          <table:table-cell office:value-type="float" office:value="0.819932081863929" calcext:value-type="float">
            <text:p>0.819932081863929</text:p>
          </table:table-cell>
          <table:table-cell office:value-type="string" calcext:value-type="string">
            <text:p>https://twitter.com/Garde_Y2E/status/1638748614091501568</text:p>
          </table:table-cell>
        </table:table-row>
        <table:table-row table:style-name="ro1">
          <table:table-cell office:value-type="string" calcext:value-type="string">
            <text:p>input/data/memetest10pic/_SHABIL_AHMED__20230307T071354/0.jpg</text:p>
          </table:table-cell>
          <table:table-cell office:value-type="string" calcext:value-type="string">
            <text:p>Pattern 0</text:p>
          </table:table-cell>
          <table:table-cell office:value-type="float" office:value="0.825890846531337" calcext:value-type="float">
            <text:p>0.825890846531337</text:p>
          </table:table-cell>
          <table:table-cell office:value-type="float" office:value="0.737157709603169" calcext:value-type="float">
            <text:p>0.737157709603169</text:p>
          </table:table-cell>
          <table:table-cell office:value-type="float" office:value="0.691027616929496" calcext:value-type="float">
            <text:p>0.691027616929496</text:p>
          </table:table-cell>
          <table:table-cell office:value-type="string" calcext:value-type="string">
            <text:p>https://twitter.com/_SHABIL_AHMED_/status/1633003020878315524</text:p>
          </table:table-cell>
        </table:table-row>
        <table:table-row table:style-name="ro1">
          <table:table-cell office:value-type="string" calcext:value-type="string">
            <text:p>input/data/memetest10pic/_showflicks_20230103T213005/0.jpg</text:p>
          </table:table-cell>
          <table:table-cell office:value-type="string" calcext:value-type="string">
            <text:p>Pattern 1</text:p>
          </table:table-cell>
          <table:table-cell office:value-type="float" office:value="0.849123553004232" calcext:value-type="float">
            <text:p>0.849123553004232</text:p>
          </table:table-cell>
          <table:table-cell office:value-type="float" office:value="0.508875095389077" calcext:value-type="float">
            <text:p>0.508875095389077</text:p>
          </table:table-cell>
          <table:table-cell office:value-type="float" office:value="0.0126040780511749" calcext:value-type="float">
            <text:p>0.0126040780511749</text:p>
          </table:table-cell>
          <table:table-cell office:value-type="string" calcext:value-type="string">
            <text:p>https://twitter.com/_showflicks/status/1610388051485941760</text:p>
          </table:table-cell>
        </table:table-row>
        <table:table-row table:style-name="ro1">
          <table:table-cell office:value-type="string" calcext:value-type="string">
            <text:p>input/data/memetest10pic/_Tokenomeme_20230105T103501/0.jpg</text:p>
          </table:table-cell>
          <table:table-cell office:value-type="string" calcext:value-type="string">
            <text:p>Pattern 1</text:p>
          </table:table-cell>
          <table:table-cell office:value-type="float" office:value="0.87048903086727" calcext:value-type="float">
            <text:p>0.87048903086727</text:p>
          </table:table-cell>
          <table:table-cell office:value-type="float" office:value="0.478434238700603" calcext:value-type="float">
            <text:p>0.478434238700603</text:p>
          </table:table-cell>
          <table:table-cell office:value-type="float" office:value="0.278795463262304" calcext:value-type="float">
            <text:p>0.278795463262304</text:p>
          </table:table-cell>
          <table:table-cell office:value-type="string" calcext:value-type="string">
            <text:p>https://twitter.com/_Tokenomeme/status/1610947972103131136</text:p>
          </table:table-cell>
        </table:table-row>
        <table:table-row table:style-name="ro1">
          <table:table-cell office:value-type="string" calcext:value-type="string">
            <text:p>input/data/memetest10pic/_Tokenomeme_20230206T103501/0.jpg</text:p>
          </table:table-cell>
          <table:table-cell office:value-type="string" calcext:value-type="string">
            <text:p>Pattern 1</text:p>
          </table:table-cell>
          <table:table-cell office:value-type="float" office:value="0.849959278826472" calcext:value-type="float">
            <text:p>0.849959278826472</text:p>
          </table:table-cell>
          <table:table-cell office:value-type="float" office:value="0.387154637976439" calcext:value-type="float">
            <text:p>0.387154637976439</text:p>
          </table:table-cell>
          <table:table-cell office:value-type="float" office:value="0.421655142226517" calcext:value-type="float">
            <text:p>0.421655142226517</text:p>
          </table:table-cell>
          <table:table-cell office:value-type="string" calcext:value-type="string">
            <text:p>https://twitter.com/_Tokenomeme/status/1622544384003563520</text:p>
          </table:table-cell>
        </table:table-row>
        <table:table-row table:style-name="ro1">
          <table:table-cell office:value-type="string" calcext:value-type="string">
            <text:p>input/data/memetest10pic/_Tokenomeme_20230212T150915/0.jpg</text:p>
          </table:table-cell>
          <table:table-cell office:value-type="string" calcext:value-type="string">
            <text:p>Pattern 1</text:p>
          </table:table-cell>
          <table:table-cell office:value-type="float" office:value="0.80436344068089" calcext:value-type="float">
            <text:p>0.80436344068089</text:p>
          </table:table-cell>
          <table:table-cell office:value-type="float" office:value="0.218508977316932" calcext:value-type="float">
            <text:p>0.218508977316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twitter.com/_Tokenomeme/status/1624787725617442816</text:p>
          </table:table-cell>
        </table:table-row>
        <table:table-row table:style-name="ro1">
          <table:table-cell office:value-type="string" calcext:value-type="string">
            <text:p>input/data/memetest10pic/_Tokenomeme_20230305T140124/0.jpg</text:p>
          </table:table-cell>
          <table:table-cell office:value-type="string" calcext:value-type="string">
            <text:p>Pattern 0</text:p>
          </table:table-cell>
          <table:table-cell office:value-type="float" office:value="0.714903967750671" calcext:value-type="float">
            <text:p>0.714903967750671</text:p>
          </table:table-cell>
          <table:table-cell office:value-type="float" office:value="0.736854100426049" calcext:value-type="float">
            <text:p>0.736854100426049</text:p>
          </table:table-cell>
          <table:table-cell office:value-type="float" office:value="0.583340639399958" calcext:value-type="float">
            <text:p>0.583340639399958</text:p>
          </table:table-cell>
          <table:table-cell office:value-type="string" calcext:value-type="string">
            <text:p>https://twitter.com/salkar21/status/1638711493750390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0T15:29:00.723229</meta:creation-date>
    <dc:date>2024-05-31T12:11:43.159000000</dc:date>
    <meta:generator>LibreOffice/7.4.3.2$Windows_X86_64 LibreOffice_project/1048a8393ae2eeec98dff31b5c133c5f1d08b890</meta:generator>
    <meta:editing-cycles>2</meta:editing-cycles>
    <meta:editing-duration>PT29S</meta:editing-duration>
    <meta:document-statistic meta:table-count="1" meta:cell-count="72" meta:object-count="0"/>
  </office:meta>
</office:document-meta>
</file>